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BitstreamVeraSans-Roman" svg:font-family="BitstreamVeraSans-Roman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style="normal" style:font-style-asian="normal" style:font-style-complex="normal"/>
    </style:style>
    <style:style style:name="P6" style:family="paragraph" style:parent-style-name="Standard" style:list-style-name="L1">
      <style:text-properties style:font-name="Times New Roman" fo:font-style="normal" style:font-style-asian="normal" style:font-style-complex="normal"/>
    </style:style>
    <style:style style:name="P7" style:family="paragraph" style:parent-style-name="Standard" style:list-style-name="L1">
      <style:paragraph-properties fo:break-before="page"/>
      <style:text-properties style:font-name="Times New Roman"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Courier New"/>
    </style:style>
    <style:style style:name="T4" style:family="text">
      <style:text-properties style:font-name="Courier New" fo:font-style="normal" style:font-style-asian="normal" style:font-style-complex="normal"/>
    </style:style>
    <style:style style:name="T5" style:family="text">
      <style:text-properties fo:color="#0000ff"/>
    </style:style>
    <style:style style:name="T6" style:family="text">
      <style:text-properties fo:color="#0000ff" style:font-name="Courier New"/>
    </style:style>
    <style:style style:name="T7" style:family="text">
      <style:text-properties fo:color="#0000ff" style:font-name="Courier New" fo:font-style="normal" style:font-style-asian="normal" style:font-style-complex="normal"/>
    </style:style>
    <style:style style:name="T8" style:family="text">
      <style:text-properties fo:color="#0000ff" fo:font-style="normal" style:font-style-asian="normal" style:font-style-complex="normal"/>
    </style:style>
    <style:style style:name="T9" style:family="text">
      <style:text-properties fo:color="#0000ff" style:text-position="super 58%" fo:font-style="normal" style:font-style-asian="normal" style:font-style-complex="normal"/>
    </style:style>
    <style:style style:name="T10" style:family="text">
      <style:text-properties fo:color="#0000ff" style:font-name="Times New Roman" fo:font-style="normal" style:font-style-asian="normal" style:font-style-complex="normal"/>
    </style:style>
    <style:style style:name="T11" style:family="text">
      <style:text-properties fo:color="#0000ff" fo:font-weight="bold" style:font-weight-asian="bold" style:font-weight-complex="bold"/>
    </style:style>
    <style:style style:name="T12" style:family="text">
      <style:text-properties style:font-name="Times New Roman" fo:font-style="normal" style:font-style-asian="normal" style:font-style-complex="normal"/>
    </style:style>
    <style:style style:name="T13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Times New Roman"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ule 1 - <text:s/>Basic Programming Concepts</text:p>
      <text:p text:style-name="Standard"/>
      <text:p text:style-name="P3">Chapter 2 – Variables and Data Types</text:p>
      <text:p text:style-name="Standard"/>
      <text:p text:style-name="P1">Questionnaire Answers</text:p>
      <text:p text:style-name="Standard"/>
      <text:list xml:id="list20598426" text:style-name="L1">
        <text:list-item>
          <text:p text:style-name="P4">In what form is data (e.g. sounds, pictures, …) represented in computer systems?<text:line-break/><text:span text:style-name="T5">Numbers</text:span><text:line-break/></text:p>
        </text:list-item>
        <text:list-item>
          <text:p text:style-name="P5">What do we call the constructs of programming languages which can be used to hold data?<text:line-break/><text:span text:style-name="T5">Variables</text:span><text:line-break/></text:p>
        </text:list-item>
        <text:list-item>
          <text:p text:style-name="P5">What is the syntax to declare an integer variable named 'a' in C and eC?<text:line-break/><text:span text:style-name="T6">int a;</text:span><text:line-break/></text:p>
        </text:list-item>
        <text:list-item>
          <text:p text:style-name="P5">How do we call the left-hand part of the above declaration? How do we call the right-hand part?<text:line-break/><text:span text:style-name="T5">The left part: the data type (or type specifier), the right part: the identifier (the variable name)</text:span><text:line-break/></text:p>
        </text:list-item>
        <text:list-item>
          <text:p text:style-name="P4"><text:span text:style-name="T1">How many bits does the above declaration in #3 take in eC? What range of values can it hold?<text:line-break/></text:span><text:span text:style-name="T8">It takes 32 bits and can hold values from -2</text:span><text:span text:style-name="T9">31</text:span><text:span text:style-name="T8"> (2,147,483,648) to 2</text:span><text:span text:style-name="T9">31</text:span><text:span text:style-name="T8">-1 (2,147,483,647).</text:span><text:span text:style-name="T1"><text:line-break/></text:span></text:p>
        </text:list-item>
        <text:list-item>
          <text:p text:style-name="P5">How many bits are there in 1 byte?<text:line-break/><text:span text:style-name="T5">8</text:span><text:line-break/></text:p>
        </text:list-item>
        <text:list-item>
          <text:p text:style-name="P4"><text:span text:style-name="T1">What range of values can be contained in an </text:span><text:span text:style-name="T2">unsigned</text:span><text:span text:style-name="T1"> byte?<text:line-break/></text:span><text:span text:style-name="T8">From 0 to 255</text:span><text:span text:style-name="T1"><text:line-break/></text:span></text:p>
        </text:list-item>
        <text:list-item>
          <text:p text:style-name="P4"><text:span text:style-name="T1">What range of values can be contained in a </text:span><text:span text:style-name="T2">signed</text:span><text:span text:style-name="T1"> byte?<text:line-break/></text:span><text:span text:style-name="T8">From -128 to 127</text:span><text:span text:style-name="T1"><text:line-break/></text:span></text:p>
        </text:list-item>
        <text:list-item>
          <text:p text:style-name="P5">How many different character codes does the ASCII standard contain?<text:line-break/><text:span text:style-name="T5">128</text:span><text:line-break/></text:p>
        </text:list-item>
        <text:list-item>
          <text:p text:style-name="P4"><text:span text:style-name="T1">How many </text:span><text:span text:style-name="T2">bytes</text:span><text:span text:style-name="T1"> are there in a kilobyte?<text:line-break/></text:span><text:span text:style-name="T8">1024</text:span><text:span text:style-name="T1"><text:line-break/></text:span></text:p>
        </text:list-item>
        <text:list-item>
          <text:p text:style-name="P4"><text:span text:style-name="T1">How many </text:span><text:span text:style-name="T2">bits</text:span><text:span text:style-name="T1"> are there in 1 megabyte?<text:line-break/></text:span><text:span text:style-name="T8">1024 x 1024 x 8 = 8,388,608</text:span><text:span text:style-name="T1"><text:line-break/></text:span></text:p>
        </text:list-item>
        <text:list-item>
          <text:p text:style-name="P4"><text:span text:style-name="T1">Given the following declaration: <text:s/></text:span><text:span text:style-name="T7">uint16</text:span><text:span text:style-name="T4"> v;</text:span><text:span text:style-name="T12"> , what is the possible range of values for the variable 'v' ?<text:line-break/></text:span><text:span text:style-name="T10">From 0 to 65535</text:span><text:span text:style-name="T12"><text:line-break/></text:span></text:p>
        </text:list-item>
        <text:list-item>
          <text:p text:style-name="P6">Which category of data types can be used to represent real numbers in C and eC? What are the 2 keywords to declare a variable of those data types?<text:line-break/><text:span text:style-name="T5">Floating point numbers, float and double</text:span><text:line-break/></text:p>
        </text:list-item>
        <text:list-item>
          <text:p text:style-name="P7">Which keyword can be used to represent the lack of a data type?<text:line-break/><text:span text:style-name="T5">void</text:span><text:line-break/></text:p>
        </text:list-item>
        <text:list-item>
          <text:p text:style-name="P6">Give an example of an assignment expression with a variable as a modifiable L-value.<text:line-break/><text:span text:style-name="T6">int a;</text:span><text:span text:style-name="T3"><text:line-break/></text:span><text:span text:style-name="T6">a = 1234;</text:span><text:line-break/></text:p>
        </text:list-item>
        <text:list-item>
          <text:p text:style-name="P6">Give an example of a numeric literal (constant)<text:line-break/><text:span text:style-name="T6">1234, 1.618f, 0.5, 0x12AB, 0123</text:span><text:span text:style-name="T5">, etc.</text:span><text:line-break/></text:p>
        </text:list-item>
        <text:list-item>
          <text:p text:style-name="P4"><text:span text:style-name="T12">In C89 and eC, </text:span><text:span text:style-name="T15">declarations</text:span><text:span text:style-name="T12"> (as opposed to </text:span><text:span text:style-name="T15">statements</text:span><text:span text:style-name="T12">) should be grouped together in a specific place within a compound block. Where?<text:line-break/></text:span><text:span text:style-name="T10">At the beginning of the block</text:span><text:span text:style-name="T12"><text:line-break/></text:span></text:p>
        </text:list-item>
        <text:list-item>
          <text:p text:style-name="P6">Which C and eC keyword can be used to scope a declaration to a single source file?<text:line-break/><text:span text:style-name="T6">static</text:span><text:line-break/></text:p>
        </text:list-item>
        <text:list-item>
          <text:p text:style-name="P6">How is a variable scoped to a compound block called?<text:line-break/><text:span text:style-name="T5">A local variable</text:span><text:line-break/></text:p>
        </text:list-item>
        <text:list-item>
          <text:p text:style-name="P6">Which character should a declaration or statement end with?<text:line-break/><text:span text:style-name="T5">The semicolon ( </text:span><text:span text:style-name="T11">;</text:span><text:span text:style-name="T5"> )</text:span><text:line-break/></text:p>
        </text:list-item>
        <text:list-item>
          <text:p text:style-name="P6">Within which construct do statements belong?<text:line-break/><text:span text:style-name="T5">Functions (And methods for OO)</text:span><text:line-break/></text:p>
        </text:list-item>
        <text:list-item>
          <text:p text:style-name="P6">What is the syntax to declare multiple variables of the same data type within a single declaration?<text:line-break/><text:span text:style-name="T6">int a, b;</text:span><text:line-break/></text:p>
        </text:list-item>
        <text:list-item>
          <text:p text:style-name="P6">What is the data type of the numeric literal 1.618f ?<text:line-break/><text:span text:style-name="T6">float</text:span><text:line-break/></text:p>
        </text:list-item>
        <text:list-item>
          <text:p text:style-name="P6">What is the data type of the numeric literal 3.14159265 ?<text:line-break/><text:span text:style-name="T6">double</text:span><text:line-break/></text:p>
        </text:list-item>
        <text:list-item>
          <text:p text:style-name="P6">Give an example of a variable declared and initialized within the declaration.<text:line-break/><text:span text:style-name="T6">int a = 1234; , double phi = 1.618; </text:span><text:span text:style-name="T5">, etc.</text:span><text:line-break/></text:p>
        </text:list-item>
        <text:list-item>
          <text:p text:style-name="P6">What is the radix of the hexadecimal system? How many digits are used in the hexadecimal system? What are their symbols?<text:line-break/><text:span text:style-name="T5">Radix: 16 ; 16 digits ; the symbols are: 0, 1, 2, 3, 4, 5, 6, 7, 8, 9, A, B, C, D, E, F</text:span><text:line-break/></text:p>
        </text:list-item>
        <text:list-item>
          <text:p text:style-name="P6">How do we write 43962 in hexadecimal as a C or eC numeric literal?<text:line-break/><text:span text:style-name="T6">0xABBA</text:span><text:line-break/></text:p>
        </text:list-item>
        <text:list-item>
          <text:p text:style-name="P4"><text:span text:style-name="T12">How do we represent the character literal of the letter </text:span><text:span text:style-name="T13">V</text:span><text:span text:style-name="T12"> in C and eC?<text:line-break/></text:span><text:span text:style-name="T7">'V'</text:span><text:span text:style-name="T12"><text:line-break/></text:span></text:p>
        </text:list-item>
        <text:list-item>
          <text:p text:style-name="P6"><text:soft-page-break/>What is the encoding for character string literals in eC?<text:line-break/><text:span text:style-name="T5">UTF-8</text:span><text:line-break/></text:p>
        </text:list-item>
        <text:list-item>
          <text:p text:style-name="P6">Which eC data type can be used to hold a single Unicode code point? How many bits does it occupy?<text:line-break/><text:span text:style-name="T6">unichar</text:span><text:line-break/></text:p>
        </text:list-item>
        <text:list-item>
          <text:p text:style-name="P4"><text:span text:style-name="T12">Give an example of a string declaration / initialization with a character string literal. Use the eC built-in String data type rather than the char pointer syntax presented in the book. (This means you do not need to use the </text:span><text:span text:style-name="T14">*</text:span><text:span text:style-name="T12"> symbol. At the moment 'String' and 'char *' are interchangeable.)<text:line-break/></text:span><text:span text:style-name="T7">String hello = “hello, world”;</text:span><text:span text:style-name="T12"><text:line-break/></text:span></text:p>
        </text:list-item>
        <text:list-item>
          <text:p text:style-name="P6">Demonstrate casting the value 26 originally assigned to an 'int' to store it in a 'byte'.<text:line-break/><text:span text:style-name="T6">int a = 26;<text:line-break/>byte b = (byte)a;</text:span><text:span text:style-name="T3"> </text:span><text:s/><text:line-break/></text:p>
        </text:list-item>
        <text:list-item>
          <text:p text:style-name="P6">Let's say you have a float variable named e to which the value 2.6 is assigned. Demonstrate how you can round it to the nearest integer (casting it) and then assign it to an integer variable named 'i'. A hint for rounding: casting to an integer drops the decimal part, and a number with a decimal part greater or equal to 0.5 should round to the next integer, you will need to use the + operator.<text:line-break/><text:span text:style-name="T6">float e = 2.6;<text:line-break/>int i = (int)(e + 0.5);</text:span><text:span text:style-name="T3"> </text:span><text:line-break/></text:p>
        </text:list-item>
        <text:list-item>
          <text:p text:style-name="P6">Write two eC comments: one using the one-line, C++ style comment, and one spanning multiple lines using C style comments.<text:line-break/><text:span text:style-name="T6">// This is a single-line C++ style comment<text:line-break/>/* <text:line-break/> <text:s text:c="3"/>This is a comment<text:line-break/> <text:s text:c="3"/>spanning multiple lines<text:line-break/> <text:s text:c="3"/>in the C style<text:line-break/>*/</text:span><text:line-break/></text:p>
        </text:list-item>
        <text:list-item>
          <text:p text:style-name="P4"><text:span text:style-name="T12">In </text:span><text:span text:style-name="T7">char</text:span><text:span text:style-name="T4"> a = 'J';</text:span><text:span text:style-name="T12"> , what is the numerical value of a?<text:line-break/></text:span><text:span text:style-name="T10">74</text:span><text:span text:style-name="T12"><text:line-break/></text:span></text:p>
        </text:list-item>
        <text:list-item>
          <text:p text:style-name="P4"><text:span text:style-name="T12">In </text:span><text:span text:style-name="T7">char</text:span><text:span text:style-name="T4"> a = '8';</text:span><text:span text:style-name="T12"> , what is the numerical value of a? (Warning: depending on the version of the </text:span><text:span text:style-name="T16">Ecere Tao of Programming</text:span><text:span text:style-name="T12">, there might have been an error regarding the ASCII code for '1', the correct value is 49)<text:line-break/></text:span><text:span text:style-name="T10">56</text:span><text:span text:style-name="T12"><text:line-break/></text:span></text:p>
        </text:list-item>
        <text:list-item>
          <text:p text:style-name="P4"><text:span text:style-name="T12">What values do uninitialized </text:span><text:span text:style-name="T13">local</text:span><text:span text:style-name="T12"> variables contain before assigning any value to them?<text:line-break/></text:span><text:span text:style-name="T10">Random data, garbage, left-overs from whatever was at the memory location where they are allocated on the stack</text:span><text:span text:style-name="T12"><text:line-break/></text:span></text:p>
        </text:list-item>
        <text:list-item>
          <text:p text:style-name="P4"><text:span text:style-name="T12">What value can </text:span><text:span text:style-name="T13">global</text:span><text:span text:style-name="T12"> variables safely be assumed to be initialized to in eC? Declare one (outside any function) and print its value within an Application::Main() to find out!<text:line-break/></text:span><text:span text:style-name="T10">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BitstreamVeraSans-Roman" svg:font-family="BitstreamVeraSans-Roman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e St-Louis</meta:initial-creator>
    <meta:creation-date>2010-09-05T02:45:47.17</meta:creation-date>
    <dc:date>2010-09-12T00:52:11.83</dc:date>
    <dc:creator>Jerome St-Louis</dc:creator>
    <meta:editing-duration>PT04H27M43S</meta:editing-duration>
    <meta:editing-cycles>48</meta:editing-cycles>
    <meta:generator>OpenOffice.org/3.2$Win32 OpenOffice.org_project/320m12$Build-9483</meta:generator>
    <meta:document-statistic meta:table-count="0" meta:image-count="0" meta:object-count="0" meta:page-count="3" meta:paragraph-count="41" meta:word-count="934" meta:character-count="4917"/>
  </office:meta>
</office:document-meta>
</file>